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bold" svg:font-family="&quot;Arial bold&quot;"/>
    <style:font-face style:name="Book Antiqua" svg:font-family="&quot;Book Antiqua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fo:border="thin solid #000000" fo:background-color="#FECABC"/>
      <style:text-properties style:font-name="Arial bold" style:font-name-asian="Arial bold" style:font-name-complex="Arial 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style:font-name="Book Antiqua" style:font-name-asian="Book Antiqua" style:font-name-complex="Book Antiqua" style:font-family-generic="roman"/>
    </style:style>
    <style:style style:name="ce5" style:family="table-cell" style:parent-style-name="Default" style:data-style-name="N0">
      <style:table-cell-properties fo:border="thin solid #000000"/>
      <style:text-properties style:font-name="Book Antiqua" style:font-name-asian="Book Antiqua" style:font-name-complex="Book Antiqua" style:font-family-generic="roman"/>
    </style:style>
    <style:style style:name="ce6" style:family="table-cell" style:parent-style-name="Default" style:data-style-name="N1">
      <style:table-cell-properties fo:border="thin solid #000000" style:vertical-align="automatic" style:repeat-content="false"/>
      <style:paragraph-properties fo:text-align="start" fo:margin-left="0cm"/>
      <style:text-properties style:font-name="Book Antiqua" style:font-name-asian="Book Antiqua" style:font-name-complex="Book Antiqua" style:font-family-generic="roman"/>
    </style:style>
    <style:style style:name="co1" style:family="table-column">
      <style:table-column-properties fo:break-before="auto" style:column-width="5.29166666666667cm"/>
    </style:style>
    <style:style style:name="co2" style:family="table-column">
      <style:table-column-properties fo:break-before="auto" style:column-width="11.4564583333333cm"/>
    </style:style>
    <style:style style:name="co3" style:family="table-column">
      <style:table-column-properties fo:break-before="auto" style:column-width="1.61395833333333cm"/>
    </style:style>
    <style:style style:name="co4" style:family="table-column">
      <style:table-column-properties fo:break-before="auto" style:column-width="2.67229166666667cm"/>
    </style:style>
    <style:style style:name="ro1" style:family="table-row">
      <style:table-row-properties style:row-height="36.7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4" table:default-cell-style-name="ce2"/>
        <table:table-column table:style-name="co4" table:number-columns-repeated="16358" table:default-cell-style-name="ce2"/>
        <table:table-row table:style-name="ro1">
          <table:table-cell office:value-type="string" table:style-name="ce3">
            <text:p>Checklist Item Code</text:p>
          </table:table-cell>
          <table:table-cell office:value-type="string" table:style-name="ce3">
            <text:p>Checklist Item Nam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1</text:p>
          </table:table-cell>
          <table:table-cell office:value-type="string" table:style-name="ce5">
            <text:p>Claim form duly signe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2</text:p>
          </table:table-cell>
          <table:table-cell office:value-type="string" table:style-name="ce5">
            <text:p>Original Preauthorization Request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3</text:p>
          </table:table-cell>
          <table:table-cell office:value-type="string" table:style-name="ce5">
            <text:p>Copy of the Pre-authorization approval lette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4</text:p>
          </table:table-cell>
          <table:table-cell office:value-type="string" table:style-name="ce5">
            <text:p>Copy of the photo ID Card of patient verified by hospita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5</text:p>
          </table:table-cell>
          <table:table-cell office:value-type="string" table:style-name="ce5">
            <text:p>Hospital Discharge Summary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6</text:p>
          </table:table-cell>
          <table:table-cell office:value-type="string" table:style-name="ce5">
            <text:p>Operation Theatre Not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7</text:p>
          </table:table-cell>
          <table:table-cell office:value-type="string" table:style-name="ce5">
            <text:p>Hospital Main Bil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8</text:p>
          </table:table-cell>
          <table:table-cell office:value-type="string" table:style-name="ce5">
            <text:p>Hospital Break up Bill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09</text:p>
          </table:table-cell>
          <table:table-cell office:value-type="string" table:style-name="ce5">
            <text:p>Investigation Reports</text:p>
          </table:table-cell>
          <table:table-cell table:number-columns-repeated="16382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5">
            <text:p>CT/MRI/USG/HPE Investigation Reports</text:p>
          </table:table-cell>
          <table:table-cell table:number-columns-repeated="16382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5">
            <text:p>Doctor’s reference slip for investigation</text:p>
          </table:table-cell>
          <table:table-cell table:number-columns-repeated="16382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5">
            <text:p>ECG</text:p>
          </table:table-cell>
          <table:table-cell table:number-columns-repeated="16382"/>
        </table:table-row>
        <table:table-row table:style-name="ro2">
          <table:table-cell office:value-type="float" office:value="13" table:style-name="ce6">
            <text:p>13</text:p>
          </table:table-cell>
          <table:table-cell office:value-type="string" table:style-name="ce5">
            <text:p>Pharmacy Bills</text:p>
          </table:table-cell>
          <table:table-cell table:number-columns-repeated="16382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string" table:style-name="ce5">
            <text:p>MLC Report &amp; Police FIR</text:p>
          </table:table-cell>
          <table:table-cell table:number-columns-repeated="16382"/>
        </table:table-row>
        <table:table-row table:style-name="ro2">
          <table:table-cell office:value-type="float" office:value="15" table:style-name="ce6">
            <text:p>15</text:p>
          </table:table-cell>
          <table:table-cell office:value-type="string" table:style-name="ce5">
            <text:p>Original Death Summary from Hospital where applicable</text:p>
          </table:table-cell>
          <table:table-cell table:number-columns-repeated="16382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string" table:style-name="ce5">
            <text:p>Others</text:p>
          </table:table-cell>
          <table:table-cell table:number-columns-repeated="16382"/>
        </table:table-row>
        <table:table-row table:number-rows-repeated="2" table:style-name="ro3">
          <table:table-cell table:number-columns-repeated="16384"/>
        </table:table-row>
        <table:table-row table:number-rows-repeated="13" table:style-name="ro4">
          <table:table-cell table:number-columns-repeated="16384" table:style-name="ce2"/>
        </table:table-row>
        <table:table-row table:number-rows-repeated="967" table:style-name="ro4">
          <table:table-cell table:number-columns-repeated="16384"/>
        </table:table-row>
        <table:table-row table:number-rows-repeated="104757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 bold" svg:font-family="&quot;Arial bold&quot;"/>
    <style:font-face style:name="Book Antiqua" svg:font-family="&quot;Book Antiqua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KRITI</meta:initial-creator>
    <dc:creator>user</dc:creator>
    <meta:creation-date>2020-01-03T13:57:09Z</meta:creation-date>
    <dc:date>2020-04-29T09:39:26Z</dc:date>
    <meta:user-defined meta:name="WorkbookGuid">e79b62cd-ff39-48c8-b48e-aee62d6b264a</meta:user-defined>
    <meta:user-defined meta:name="ConnectionInfosStorage">WorkbookXmlParts</meta:user-defined>
  </office:meta>
</office:document-meta>
</file>